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6e1a" officeooo:paragraph-rsid="00106e1a"/>
    </style:style>
    <style:style style:name="P2" style:family="paragraph" style:parent-style-name="Standard">
      <style:text-properties officeooo:rsid="0010924c" officeooo:paragraph-rsid="0010924c"/>
    </style:style>
    <style:style style:name="P3" style:family="paragraph" style:parent-style-name="Standard">
      <style:text-properties officeooo:rsid="00128905" officeooo:paragraph-rsid="00128905"/>
    </style:style>
    <style:style style:name="P4" style:family="paragraph" style:parent-style-name="Standard">
      <style:text-properties officeooo:rsid="00106e1a" officeooo:paragraph-rsid="00106e1a"/>
    </style:style>
    <style:style style:name="P5" style:family="paragraph" style:parent-style-name="Standard">
      <style:text-properties officeooo:rsid="0017a6e6" officeooo:paragraph-rsid="0017a6e6"/>
    </style:style>
    <style:style style:name="T1" style:family="text">
      <style:text-properties officeooo:rsid="001289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"/>
      <text:p text:style-name="P1"/>
      <text:p text:style-name="P1"/>
      <text:p text:style-name="P1"/>
      <text:p text:style-name="P1">A praticidade dos seus estudos</text:p>
      <text:p text:style-name="P1"/>
      <text:p text:style-name="P2"><text:span text:style-name="T1">A</text:span> solução prática para anotações rápidas e pesquisas integradas em um único caderno inteligente </text:p>
      <text:p text:style-name="P2"/>
      <text:p text:style-name="P3">Pesquise e anote em um único lugar</text:p>
      <text:p text:style-name="P3">Folhas destacáveis de substituição prática</text:p>
      <text:p text:style-name="P3">Tecnologia acessível que cabe no seu bolso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3:41:06.722781487</meta:creation-date>
    <dc:date>2024-05-21T14:24:58.988377049</dc:date>
    <meta:editing-duration>PT5M4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38" meta:character-count="244" meta:non-whitespace-character-count="210"/>
  </office:meta>
</office:document-meta>
</file>